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70000029C67DC03739CBAA3D1.png" manifest:media-type="image/png"/>
  <manifest:file-entry manifest:full-path="Pictures/10000000000003A50000025372CCC85196DD6330.png" manifest:media-type="image/png"/>
  <manifest:file-entry manifest:full-path="Pictures/10000000000003A6000001EC840B1C08FDC02EC6.png" manifest:media-type="image/png"/>
  <manifest:file-entry manifest:full-path="Pictures/10000000000003A800000274D7E2B89248AE2AB8.png" manifest:media-type="image/png"/>
  <manifest:file-entry manifest:full-path="Pictures/10000000000003A600000224700843B470852ECA.png" manifest:media-type="image/png"/>
  <manifest:file-entry manifest:full-path="Pictures/10000000000003A600000227A7D19DD602E961BC.png" manifest:media-type="image/png"/>
  <manifest:file-entry manifest:full-path="Pictures/10000000000003A6000003688DF8B4AB7897DA42.png" manifest:media-type="image/png"/>
  <manifest:file-entry manifest:full-path="Pictures/10000000000003A500000347CC7287A4903CE453.png" manifest:media-type="image/png"/>
  <manifest:file-entry manifest:full-path="Pictures/10000000000003A60000028FBCF4B5F6C3D3974F.png" manifest:media-type="image/png"/>
  <manifest:file-entry manifest:full-path="Pictures/10000000000003A2000001559553700098D66CBD.png" manifest:media-type="image/png"/>
  <manifest:file-entry manifest:full-path="Pictures/10000000000003A8000001283E2B90D19D859304.png" manifest:media-type="image/png"/>
  <manifest:file-entry manifest:full-path="Pictures/10000000000003A60000028F45B63DD7CAFE5911.png" manifest:media-type="image/png"/>
  <manifest:file-entry manifest:full-path="Pictures/10000000000003A60000029371550209C8DBC403.png" manifest:media-type="image/png"/>
  <manifest:file-entry manifest:full-path="Pictures/10000000000003A00000029141FA7CFA547A4107.png" manifest:media-type="image/png"/>
  <manifest:file-entry manifest:full-path="Pictures/10000000000003A4000002D9248188DFECA0F213.png" manifest:media-type="image/png"/>
  <manifest:file-entry manifest:full-path="Pictures/10000000000003A400000060F8FCC01B3F57CB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0.272cm" svg:y="-0.896cm" svg:width="16.457cm" svg:height="10.495cm" draw:z-index="0"><draw:image xlink:href="Pictures/10000000000003A50000025372CCC85196DD6330.png" xlink:type="simple" xlink:show="embed" xlink:actuate="onLoad" draw:mime-type="image/png"/></draw:frame></text:p>
      <text:p text:style-name="Standard"><draw:frame draw:style-name="fr2" draw:name="Изображение2" text:anchor-type="char" svg:x="0.122cm" svg:y="0.198cm" svg:width="16.51cm" svg:height="11.077cm" draw:z-index="1"><draw:image xlink:href="Pictures/10000000000003A800000274D7E2B89248AE2A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3" text:anchor-type="char" svg:x="0.298cm" svg:y="-0.346cm" svg:width="16.475cm" svg:height="8.678cm" draw:z-index="2"><draw:image xlink:href="Pictures/10000000000003A6000001EC840B1C08FDC02EC6.png" xlink:type="simple" xlink:show="embed" xlink:actuate="onLoad" draw:mime-type="image/png"/></draw:frame><draw:frame draw:style-name="fr2" draw:name="Изображение4" text:anchor-type="char" svg:x="0.298cm" svg:y="8.331cm" svg:width="16.475cm" svg:height="9.666cm" draw:z-index="3"><draw:image xlink:href="Pictures/10000000000003A600000224700843B470852EC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5" text:anchor-type="char" svg:x="0.175cm" svg:y="-1.711cm" svg:width="16.475cm" svg:height="15.381cm" draw:z-index="4"><draw:image xlink:href="Pictures/10000000000003A6000003688DF8B4AB7897DA42.png" xlink:type="simple" xlink:show="embed" xlink:actuate="onLoad" draw:mime-type="image/png"/></draw:frame><draw:frame draw:style-name="fr2" draw:name="Изображение6" text:anchor-type="char" svg:x="-0.328cm" svg:y="13.668cm" svg:width="16.457cm" svg:height="14.799cm" draw:z-index="5"><draw:image xlink:href="Pictures/10000000000003A500000347CC7287A4903CE453.png" xlink:type="simple" xlink:show="embed" xlink:actuate="onLoad" draw:mime-type="image/png"/></draw:frame><text:soft-page-break/></text:p>
      <text:p text:style-name="Standard"><draw:frame draw:style-name="fr2" draw:name="Изображение7" text:anchor-type="char" svg:x="0.43cm" svg:y="-0.797cm" svg:width="16.492cm" svg:height="11.783cm" draw:z-index="6"><draw:image xlink:href="Pictures/10000000000003A70000029C67DC03739CBAA3D1.png" xlink:type="simple" xlink:show="embed" xlink:actuate="onLoad" draw:mime-type="image/png"/></draw:frame><draw:frame draw:style-name="fr2" draw:name="Изображение8" text:anchor-type="char" svg:x="0.263cm" svg:y="11.363cm" svg:width="16.475cm" svg:height="9.719cm" draw:z-index="7"><draw:image xlink:href="Pictures/10000000000003A600000227A7D19DD602E961B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9" text:anchor-type="char" svg:width="16.475cm" svg:height="11.553cm" draw:z-index="8"><draw:image xlink:href="Pictures/10000000000003A60000028FBCF4B5F6C3D3974F.png" xlink:type="simple" xlink:show="embed" xlink:actuate="onLoad" draw:mime-type="image/png"/></draw:frame><draw:frame draw:style-name="fr2" draw:name="Изображение10" text:anchor-type="char" svg:x="0.298cm" svg:y="11.67cm" svg:width="16.404cm" svg:height="6.015cm" draw:z-index="9"><draw:image xlink:href="Pictures/10000000000003A2000001559553700098D66CBD.png" xlink:type="simple" xlink:show="embed" xlink:actuate="onLoad" draw:mime-type="image/png"/></draw:frame><draw:frame draw:style-name="fr2" draw:name="Изображение11" text:anchor-type="char" svg:x="0.298cm" svg:y="17.683cm" svg:width="16.51cm" svg:height="5.221cm" draw:z-index="10"><draw:image xlink:href="Pictures/10000000000003A8000001283E2B90D19D85930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2" text:anchor-type="char" svg:width="16.475cm" svg:height="11.624cm" draw:z-index="11"><draw:image xlink:href="Pictures/10000000000003A60000029371550209C8DBC403.png" xlink:type="simple" xlink:show="embed" xlink:actuate="onLoad" draw:mime-type="image/png"/></draw:frame><draw:frame draw:style-name="fr2" draw:name="Изображение13" text:anchor-type="char" svg:x="0.263cm" svg:y="11.622cm" svg:width="16.475cm" svg:height="11.553cm" draw:z-index="12"><draw:image xlink:href="Pictures/10000000000003A60000028F45B63DD7CAFE591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14" text:anchor-type="char" svg:width="16.369cm" svg:height="11.589cm" draw:z-index="13"><draw:image xlink:href="Pictures/10000000000003A00000029141FA7CFA547A4107.png" xlink:type="simple" xlink:show="embed" xlink:actuate="onLoad" draw:mime-type="image/png"/></draw:frame></text:p>
      <text:p text:style-name="Standard"><draw:frame draw:style-name="fr2" draw:name="Изображение15" text:anchor-type="char" svg:x="0.316cm" svg:y="0.018cm" svg:width="16.439cm" svg:height="12.859cm" draw:z-index="14"><draw:image xlink:href="Pictures/10000000000003A4000002D9248188DFECA0F213.png" xlink:type="simple" xlink:show="embed" xlink:actuate="onLoad" draw:mime-type="image/png"/></draw:frame></text:p>
      <text:p text:style-name="Standard"><text:soft-page-break/></text:p>
      <text:p text:style-name="Standard"><draw:frame draw:style-name="fr1" draw:name="Изображение16" text:anchor-type="char" svg:width="16.439cm" svg:height="1.693cm" draw:z-index="15"><draw:image xlink:href="Pictures/10000000000003A400000060F8FCC01B3F57CB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18T23:06:16.843000000</dc:date>
    <meta:editing-duration>PT8M17S</meta:editing-duration>
    <meta:editing-cycles>7</meta:editing-cycles>
    <meta:document-statistic meta:table-count="0" meta:image-count="16" meta:object-count="0" meta:page-count="8" meta:paragraph-count="0" meta:word-count="0" meta:character-count="0" meta:non-whitespace-character-count="0"/>
  </office:meta>
</office:document-meta>
</file>